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7" style:family="table-cell" style:parent-style-name="Default">
      <style:table-cell-properties fo:background-color="#999999"/>
    </style:style>
    <style:style style:name="ce68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bce4e5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e5ca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74" style:family="table-cell" style:parent-style-name="Default" style:data-style-name="N11">
      <style:table-cell-properties fo:background-color="#bce4e5"/>
    </style:style>
    <style:style style:name="ce75" style:family="table-cell" style:parent-style-name="Default" style:data-style-name="N11">
      <style:table-cell-properties fo:border-bottom="0.06pt solid #000000" fo:background-color="#bce4e5" fo:border-left="none" fo:border-right="none" fo:border-top="none"/>
    </style:style>
    <style:style style:name="ce76" style:family="table-cell" style:parent-style-name="Default" style:data-style-name="N11">
      <style:table-cell-properties fo:background-color="#ffe5ca"/>
    </style:style>
    <style:style style:name="ce77" style:family="table-cell" style:parent-style-name="Default" style:data-style-name="N11">
      <style:table-cell-properties fo:border-bottom="0.06pt solid #000000" fo:background-color="#ffe5ca" fo:border-left="none" fo:border-right="none" fo:border-top="none"/>
    </style:style>
    <style:style style:name="ce78" style:family="table-cell" style:parent-style-name="Default" style:data-style-name="N11">
      <style:table-cell-properties fo:background-color="#e0efd4"/>
    </style:style>
    <style:style style:name="ce79" style:family="table-cell" style:parent-style-name="Default" style:data-style-name="N11">
      <style:table-cell-properties fo:background-color="#e0efd4" style:text-align-source="fix" style:repeat-content="false"/>
      <style:paragraph-properties fo:text-align="end"/>
    </style:style>
    <style:style style:name="ce80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81" style:family="table-cell" style:parent-style-name="Default" style:data-style-name="N11">
      <style:table-cell-properties fo:border-bottom="none" fo:background-color="#bce4e5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bce4e5" fo:border-left="none" fo:border-right="0.06pt solid #000000" fo:border-top="none"/>
    </style:style>
    <style:style style:name="ce83" style:family="table-cell" style:parent-style-name="Default" style:data-style-name="N11">
      <style:table-cell-properties fo:border-bottom="none" fo:background-color="#ffe5ca" fo:border-left="none" fo:border-right="0.06pt solid #000000" fo:border-top="none"/>
    </style:style>
    <style:style style:name="ce84" style:family="table-cell" style:parent-style-name="Default" style:data-style-name="N11">
      <style:table-cell-properties fo:border-bottom="0.06pt solid #000000" fo:background-color="#ffe5ca" fo:border-left="none" fo:border-right="0.06pt solid #000000" fo:border-top="none"/>
    </style:style>
    <style:style style:name="ce85" style:family="table-cell" style:parent-style-name="Default" style:data-style-name="N11">
      <style:table-cell-properties fo:border-bottom="none" fo:background-color="#e0efd4" fo:border-left="none" fo:border-right="0.06pt solid #000000" fo:border-top="none"/>
    </style:style>
    <style:style style:name="ce86" style:family="table-cell" style:parent-style-name="Default" style:data-style-name="N11"/>
    <style:style style:name="ce92" style:family="table-cell" style:parent-style-name="Default" style:data-style-name="N11">
      <style:table-cell-properties fo:background-color="#bce4e5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Adverbios, adjetivos y adverbios con adjetiv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6842" calcext:value-type="percentage">
            <text:p>68.42%</text:p>
          </table:table-cell>
          <table:table-cell table:style-name="ce74" office:value-type="percentage" office:value="0.7442" calcext:value-type="percentage">
            <text:p>74.42%</text:p>
          </table:table-cell>
          <table:table-cell table:style-name="ce81" office:value-type="percentage" office:value="0.7622" calcext:value-type="percentage">
            <text:p>76.22%</text:p>
          </table:table-cell>
          <table:table-cell table:style-name="ce92" table:formula="of:=AVERAGE([.C5:.E5])" office:value-type="percentage" office:value="0.7302" calcext:value-type="percentage">
            <text:p>73.02%</text:p>
          </table:table-cell>
        </table:table-row>
        <table:table-row table:style-name="ro1">
          <table:table-cell table:style-name="ce69" office:value-type="string" calcext:value-type="string">
            <text:p>B</text:p>
          </table:table-cell>
          <table:table-cell table:style-name="ce69" office:value-type="float" office:value="10000" calcext:value-type="float">
            <text:p>10000</text:p>
          </table:table-cell>
          <table:table-cell table:style-name="ce75" office:value-type="percentage" office:value="0.2234" calcext:value-type="percentage">
            <text:p>22.34%</text:p>
          </table:table-cell>
          <table:table-cell table:style-name="ce75" office:value-type="percentage" office:value="0.1902" calcext:value-type="percentage">
            <text:p>19.02%</text:p>
          </table:table-cell>
          <table:table-cell table:style-name="ce82" office:value-type="percentage" office:value="0.1775" calcext:value-type="percentage">
            <text:p>17.75%</text:p>
          </table:table-cell>
          <table:table-cell table:style-name="ce75" table:formula="of:=AVERAGE([.C6:.E6])" office:value-type="percentage" office:value="0.197033333333333" calcext:value-type="percentage">
            <text:p>19.70%</text:p>
          </table:table-cell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0" office:value-type="float" office:value="5000" calcext:value-type="float">
            <text:p>5000</text:p>
          </table:table-cell>
          <table:table-cell table:style-name="ce76" office:value-type="percentage" office:value="0.2444" calcext:value-type="percentage">
            <text:p>24.44%</text:p>
          </table:table-cell>
          <table:table-cell table:style-name="ce76" office:value-type="percentage" office:value="0.215" calcext:value-type="percentage">
            <text:p>21.50%</text:p>
          </table:table-cell>
          <table:table-cell table:style-name="ce83" office:value-type="percentage" office:value="0.2054" calcext:value-type="percentage">
            <text:p>20.54%</text:p>
          </table:table-cell>
          <table:table-cell table:style-name="ce76" table:formula="of:=AVERAGE([.C7:.E7])" office:value-type="percentage" office:value="0.2216" calcext:value-type="percentage">
            <text:p>22.16%</text:p>
          </table:table-cell>
        </table:table-row>
        <table:table-row table:style-name="ro1">
          <table:table-cell table:style-name="ce71" office:value-type="string" calcext:value-type="string">
            <text:p>C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77" office:value-type="percentage" office:value="0.23" calcext:value-type="percentage">
            <text:p>23.00%</text:p>
          </table:table-cell>
          <table:table-cell table:style-name="ce77" office:value-type="percentage" office:value="0.2022" calcext:value-type="percentage">
            <text:p>20.22%</text:p>
          </table:table-cell>
          <table:table-cell table:style-name="ce84" office:value-type="percentage" office:value="0.1894" calcext:value-type="percentage">
            <text:p>18.94%</text:p>
          </table:table-cell>
          <table:table-cell table:style-name="ce77" table:formula="of:=AVERAGE([.C8:.E8])" office:value-type="percentage" office:value="0.2072" calcext:value-type="percentage">
            <text:p>20.72%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5000" calcext:value-type="float">
            <text:p>5000</text:p>
          </table:table-cell>
          <table:table-cell table:style-name="ce78" office:value-type="percentage" office:value="0.6836" calcext:value-type="percentage">
            <text:p>68.36%</text:p>
          </table:table-cell>
          <table:table-cell table:style-name="ce78" office:value-type="percentage" office:value="0.7322" calcext:value-type="percentage">
            <text:p>73.22%</text:p>
          </table:table-cell>
          <table:table-cell table:style-name="ce85" office:value-type="percentage" office:value="0.7502" calcext:value-type="percentage">
            <text:p>75.02%</text:p>
          </table:table-cell>
          <table:table-cell table:style-name="ce78" table:formula="of:=AVERAGE([.C9:.E9])" office:value-type="percentage" office:value="0.722" calcext:value-type="percentage">
            <text:p>72.20%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039" calcext:value-type="percentage">
            <text:p>70.39%</text:p>
          </table:table-cell>
          <table:table-cell table:style-name="ce78" office:value-type="percentage" office:value="0.7494" calcext:value-type="percentage">
            <text:p>74.94%</text:p>
          </table:table-cell>
          <table:table-cell table:style-name="ce85" office:value-type="percentage" office:value="0.77539" calcext:value-type="percentage">
            <text:p>77.54%</text:p>
          </table:table-cell>
          <table:table-cell table:style-name="ce78" table:formula="of:=AVERAGE([.C10:.E10])" office:value-type="percentage" office:value="0.742896666666667" calcext:value-type="percentage">
            <text:p>74.29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dverbios + interjecctiones, adjetivos con adverbios + interjeccion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262" calcext:value-type="percentage">
            <text:p>26.20%</text:p>
          </table:table-cell>
          <table:table-cell table:style-name="ce74" office:value-type="percentage" office:value="0.232" calcext:value-type="percentage">
            <text:p>23.20%</text:p>
          </table:table-cell>
          <table:table-cell table:style-name="ce81" office:value-type="percentage" office:value="0.2243" calcext:value-type="percentage">
            <text:p>22.43%</text:p>
          </table:table-cell>
          <table:table-cell table:style-name="ce74" table:formula="of:=AVERAGE([.C17:.E17])" office:value-type="percentage" office:value="0.239433333333333" calcext:value-type="percentage">
            <text:p>23.94%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114" calcext:value-type="percentage">
            <text:p>71.14%</text:p>
          </table:table-cell>
          <table:table-cell table:style-name="ce78" office:value-type="percentage" office:value="0.7562" calcext:value-type="percentage">
            <text:p>75.62%</text:p>
          </table:table-cell>
          <table:table-cell table:style-name="ce85" office:value-type="percentage" office:value="0.7838" calcext:value-type="percentage">
            <text:p>78.38%</text:p>
          </table:table-cell>
          <table:table-cell table:style-name="ce78" table:formula="of:=AVERAGE([.C18:.E18])" office:value-type="percentage" office:value="0.750466666666667" calcext:value-type="percentage">
            <text:p>75.05%</text:p>
          </table:table-cell>
        </table:table-row>
        <table:table-row table:style-name="ro1">
          <table:table-cell table:number-columns-repeated="4"/>
          <table:table-cell table:style-name="ce86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uided LD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/>
          <table:table-cell table:style-name="ce74" table:number-columns-repeated="2"/>
          <table:table-cell table:style-name="ce81"/>
          <table:table-cell table:style-name="ce74" table:formula="of:=AVERAGE([.C25:.E25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/>
          <table:table-cell table:style-name="ce79"/>
          <table:table-cell table:style-name="ce78"/>
          <table:table-cell table:style-name="ce85"/>
          <table:table-cell table:style-name="ce78" table:formula="of:=AVERAGE([.C26:.E2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36:20.807248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40:19.569166019</meta:creation-date>
    <dc:date>2020-09-15T18:37:01.782728098</dc:date>
    <meta:editing-duration>P1DT14H41M21S</meta:editing-duration>
    <meta:editing-cycles>44</meta:editing-cycles>
    <meta:generator>LibreOffice/6.0.7.3$Linux_X86_64 LibreOffice_project/00m0$Build-3</meta:generator>
    <meta:document-statistic meta:table-count="1" meta:cell-count="67" meta:object-count="0"/>
  </office:meta>
</office:document-meta>
</file>